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loext:opacity="100%"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58472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3804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cf63"/>
    </style:style>
    <style:style style:name="T1" style:family="text">
      <style:text-properties officeooo:rsid="00058472"/>
    </style:style>
    <style:style style:name="T2" style:family="text">
      <style:text-properties fo:color="#000000" loext:opacity="100%" fo:font-weight="normal" officeooo:rsid="00058472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cf63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58472" style:font-name-asian="NSimSun" style:font-size-asian="12pt" style:font-weight-asian="normal" style:font-name-complex="Liberation Mono" style:font-size-complex="12pt" style:font-weight-complex="normal"/>
    </style:style>
    <style:style style:name="T7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3804" style:font-name-asian="NSimSun" style:font-size-asian="12pt" style:font-weight-asian="normal" style:font-name-complex="Liberation Mono" style:font-size-complex="12pt" style:font-weight-complex="normal"/>
    </style:style>
    <style:style style:name="T8" style:family="text">
      <style:text-properties fo:font-variant="normal" fo:text-transform="none" fo:color="#000000" loext:opacity="100%" style:font-name="Source Serif Pro" fo:font-size="12pt" fo:letter-spacing="normal" fo:font-style="normal" officeooo:rsid="00073804" style:font-size-asian="12pt" style:font-size-complex="12pt"/>
    </style:style>
    <style:style style:name="T9" style:family="text">
      <style:text-properties fo:font-variant="normal" fo:text-transform="none" fo:color="#000000" loext:opacity="100%" style:font-name="Source Serif Pro" fo:font-size="12pt" fo:letter-spacing="normal" fo:font-style="normal" officeooo:rsid="00058472" style:font-size-asian="12pt" style:font-size-complex="12pt"/>
    </style:style>
    <style:style style:name="T10" style:family="text">
      <style:text-properties fo:font-variant="normal" fo:text-transform="none" fo:color="#000000" loext:opacity="100%" style:font-name="Source Serif Pro" fo:font-size="12pt" fo:letter-spacing="normal" fo:font-style="normal" fo:font-weight="bold" officeooo:rsid="00073804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Source Serif Pro" fo:font-size="12pt" fo:letter-spacing="normal" fo:font-style="normal" fo:font-weight="bold" officeooo:rsid="0005847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fo:font-size="12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bold" officeooo:rsid="00073804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058472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4a4a4a" loext:opacity="100%" style:font-name="Source Serif Pro" fo:font-size="15.75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4a4a4a" loext:opacity="100%" style:font-name="Source Serif Pro" fo:font-size="15.75pt" fo:letter-spacing="normal" fo:font-style="normal" fo:font-weight="normal" officeooo:rsid="00073804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4a4a4a" loext:opacity="100%" fo:font-size="15.75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4a4a4a" loext:opacity="100%" fo:font-size="15.75pt" fo:letter-spacing="normal" fo:font-style="normal" fo:font-weight="normal" officeooo:rsid="00073804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c5c8c6" loext:opacity="100%" style:font-name="Source Serif Pro" fo:font-size="12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c5c8c6" loext:opacity="100%" style:font-name="Source Serif Pro" fo:font-size="12pt" fo:letter-spacing="normal" fo:font-style="normal" fo:font-weight="bold" officeooo:rsid="00073804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c5c8c6" loext:opacity="100%" style:font-name="monospace" fo:font-size="10.5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c5c8c6" loext:opacity="100%" style:font-name="monospace" fo:font-size="10.5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c5c8c6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c5c8c6" loext:opacity="100%" style:font-name="monospace" fo:font-size="10.5pt" fo:letter-spacing="normal" fo:font-style="normal" fo:font-weight="bold" officeooo:rsid="00058472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c5c8c6" loext:opacity="100%" style:font-name="monospace" fo:font-size="10.5pt" fo:letter-spacing="normal" fo:font-style="normal" officeooo:rsid="00058472" style:font-size-asian="12pt" style:font-size-complex="12pt"/>
    </style:style>
    <style:style style:name="T30" style:family="text">
      <style:text-properties fo:font-variant="normal" fo:text-transform="none" fo:color="#cc6666" loext:opacity="100%" style:font-name="monospace" fo:font-size="10.5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cc6666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707880" loext:opacity="100%" style:font-name="monospace" fo:font-size="10.5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707880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b5bd68" loext:opacity="100%" style:font-name="monospace" fo:font-size="10.5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b5bd68" loext:opacity="100%" style:font-name="monospace" fo:font-size="10.5pt" fo:letter-spacing="normal" fo:font-style="normal" officeooo:rsid="00058472" style:font-size-asian="12pt" style:font-size-complex="12pt"/>
    </style:style>
    <style:style style:name="T36" style:family="text">
      <style:text-properties fo:font-variant="normal" fo:text-transform="none" fo:color="#b5bd68" loext:opacity="100%" style:font-name="monospace" fo:font-size="10.5pt" fo:letter-spacing="normal" fo:font-style="normal" fo:font-weight="bold" officeooo:rsid="00058472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ff8000" loext:opacity="100%" style:font-name="monospace" fo:font-size="10.5pt" fo:letter-spacing="normal" fo:font-style="normal" fo:font-weight="bold" officeooo:rsid="00058472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ff8000" loext:opacity="100%" style:font-name="Source Serif Pro" fo:font-size="12pt" fo:letter-spacing="normal" fo:font-style="normal" fo:font-weight="bold" officeooo:rsid="00058472" style:font-size-asian="12pt" style:font-weight-asian="bold" style:font-size-complex="12pt" style:font-weight-complex="bold"/>
    </style:style>
    <style:style style:name="T39" style:family="text">
      <style:text-properties officeooo:rsid="00073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o declarar as variáveis no python?</text:span></text:p>
      <text:p text:style-name="P2"/>
      <text:p text:style-name="P5"><text:span text:style-name="T3">Para criar uma variável no Python, tudo o que você precisa fazer é </text:span><text:span text:style-name="T4">dar </text:span><text:span text:style-name="T3">um nome à </text:span><text:span text:style-name="T4">ela</text:span><text:span text:style-name="T3"> e </text:span><text:span text:style-name="T4">declarar seu valor </text:span><text:span text:style-name="Source_20_Text"><text:span text:style-name="T4">(</text:span></text:span><text:span text:style-name="Source_20_Text"><text:span text:style-name="T7">parte obrigatória)</text:span></text:span><text:span text:style-name="T3">: </text:span></text:p>
      <text:p text:style-name="P5"><text:span text:style-name="Source_20_Text"><text:span text:style-name="T16"><text:s/></text:span></text:span><text:span text:style-name="Source_20_Text"><text:span text:style-name="T18">&lt;variable name&gt; = &lt;value&gt;</text:span></text:span></text:p>
      <text:p text:style-name="P5"><text:span text:style-name="Source_20_Text"><text:span text:style-name="T10"/></text:span></text:p>
      <text:p text:style-name="P3"><text:span text:style-name="Source_20_Text"><text:span text:style-name="T6">Esta linguagem de programação</text:span></text:span><text:span text:style-name="Source_20_Text"><text:span text:style-name="T3"> usa </text:span></text:span><text:span text:style-name="Source_20_Text"><text:span text:style-name="T11">=</text:span></text:span><text:span text:style-name="Source_20_Text"><text:span text:style-name="T3"> para </text:span></text:span><text:span text:style-name="Source_20_Text"><text:span text:style-name="T7">atribuir seu valor</text:span></text:span><text:span text:style-name="Source_20_Text"><text:span text:style-name="T3">. </text:span></text:span><text:span text:style-name="Source_20_Text"><text:span text:style-name="T4">Vale ressaltar que</text:span></text:span><text:span text:style-name="Source_20_Text"><text:span text:style-name="T3"> </text:span></text:span><text:span text:style-name="Source_20_Text"><text:span text:style-name="T4">a variável inicia com o valor atribuido. Além disso, n</text:span></text:span><text:span text:style-name="Source_20_Text"><text:span text:style-name="T3">ão há necessidade de de</text:span></text:span><text:span text:style-name="Source_20_Text"><text:span text:style-name="T7">finir o seu tipo</text:span></text:span><text:span text:style-name="Source_20_Text"><text:span text:style-name="T3">. </text:span></text:span></text:p>
      <text:p text:style-name="P3"><text:span text:style-name="Source_20_Text"><text:span text:style-name="T3"/></text:span></text:p>
      <text:p text:style-name="P3"><text:span text:style-name="Source_20_Text"><text:span text:style-name="T4">Os nomes das variáveis devem começar com uma letra ou um underline:</text:span></text:span></text:p>
      <text:p text:style-name="P4"><text:span text:style-name="Source_20_Text"><text:span text:style-name="T17">x =</text:span></text:span><text:span text:style-name="Source_20_Text"><text:span text:style-name="T27"> </text:span></text:span><text:span text:style-name="Source_20_Text"><text:span text:style-name="T31">True</text:span></text:span><text:span text:style-name="Source_20_Text"><text:span text:style-name="T24"> </text:span></text:span><text:span text:style-name="Source_20_Text"><text:span text:style-name="T33"># válido</text:span></text:span><text:span text:style-name="Source_20_Text"><text:span text:style-name="T24"> </text:span></text:span></text:p>
      <text:p text:style-name="P4"><text:span text:style-name="Source_20_Text"><text:span text:style-name="T15">_y =</text:span></text:span><text:span text:style-name="Source_20_Text"><text:span text:style-name="T27"> </text:span></text:span><text:span text:style-name="Source_20_Text"><text:span text:style-name="T31">True</text:span></text:span><text:span text:style-name="Source_20_Text"><text:span text:style-name="T24"> </text:span></text:span><text:span text:style-name="Source_20_Text"><text:span text:style-name="T33"># válido</text:span></text:span><text:span text:style-name="Source_20_Text"><text:span text:style-name="T10"> </text:span></text:span></text:p>
      <text:p text:style-name="P4"><text:span text:style-name="Source_20_Text"><text:span text:style-name="T10"/></text:span></text:p>
      <text:p text:style-name="P4"><text:span text:style-name="Source_20_Text"><text:span text:style-name="T3">O restante do nome da variável pode consistir em letras, números e underlines;</text:span></text:span></text:p>
      <text:p text:style-name="P4"><text:span text:style-name="Source_20_Text"><text:span text:style-name="T3"/></text:span></text:p>
      <text:p text:style-name="P5"><text:span text:style-name="Source_20_Text"><text:span text:style-name="T5">Os nome diferenciam maiúsculas de minúsculas;</text:span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3"><text:span text:style-name="Source_20_Text"><text:span text:style-name="T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9-06T16:17:00.100000000</dc:date>
    <meta:editing-duration>PT11M13S</meta:editing-duration>
    <meta:editing-cycles>3</meta:editing-cycles>
    <meta:document-statistic meta:table-count="0" meta:image-count="0" meta:object-count="0" meta:page-count="1" meta:paragraph-count="9" meta:word-count="105" meta:character-count="592" meta:non-whitespace-character-count="491"/>
  </office:meta>
</office:document-meta>
</file>